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odoni Bk BT Italic" svg:font-family="'Bodoni Bk BT Italic'"/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137737" officeooo:paragraph-rsid="001f4f3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37737" officeooo:paragraph-rsid="001f4f3b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37737" officeooo:paragraph-rsid="001f4f3b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137737" officeooo:paragraph-rsid="001f4f3b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rsid="00137737" officeooo:paragraph-rsid="001f4f3b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f4f3b"/>
    </style:style>
    <style:style style:name="P7" style:family="paragraph" style:parent-style-name="Text_20_body">
      <style:paragraph-properties fo:text-align="start" style:justify-single-word="false"/>
      <style:text-properties fo:color="#000000" style:font-name="Noto Serif CJK KR" fo:font-size="10pt" fo:font-weight="bold" officeooo:rsid="00137737" officeooo:paragraph-rsid="001f4f3b" style:font-size-asian="10pt" style:font-weight-asian="bold" style:font-size-complex="10pt" style:font-weight-complex="bold"/>
    </style:style>
    <style:style style:name="P8" style:family="paragraph" style:parent-style-name="Text_20_body">
      <style:text-properties style:font-name="Noto Serif CJK KR" fo:font-size="10pt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60%" fo:text-align="justify" style:justify-single-word="false"/>
      <style:text-properties fo:color="#000000" style:font-name="Noto Serif CJK KR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.84cm" fo:margin-right="0cm" fo:margin-top="0cm" fo:margin-bottom="0cm" loext:contextual-spacing="false" fo:line-height="160%" fo:text-align="justify" style:justify-single-word="false" fo:text-indent="-0.84cm" style:auto-text-indent="false"/>
      <style:text-properties fo:color="#000000"/>
    </style:style>
    <style:style style:name="T1" style:family="text">
      <style:text-properties officeooo:rsid="001f4f3b"/>
    </style:style>
    <style:style style:name="T2" style:family="text">
      <style:text-properties fo:font-size="18pt" fo:font-weight="bold" officeooo:rsid="00137737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1f4f3b" style:font-size-asian="18pt" style:font-weight-asian="bold" style:font-size-complex="18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Bodoni Bk BT 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W<text:span text:style-name="T1">2</text:span> for Multivariate Statistics(I)</text:p>
      <text:p text:style-name="P6"><text:span text:style-name="T2">Chapter </text:span><text:span text:style-name="T3">2. Principal Component Analysis</text:span></text:p>
      <text:p text:style-name="P3"/>
      <text:p text:style-name="P4"/>
      <text:p text:style-name="P5"/>
      <text:p text:style-name="P5"/>
      <text:p text:style-name="P5"/>
      <text:p text:style-name="P5">Class : Multivariate Statistics(I) (ST27517-032)</text:p>
      <text:p text:style-name="P5">Major : 전기공학과</text:p>
      <text:p text:style-name="P5">Student ID : 201724570</text:p>
      <text:p text:style-name="P5">Student Name : 정석규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[Data 2.8.4](trackrecord2005-woman.txt) indicates 54 countries recorded on the 7 time record variables(100m, 200m, 400m, 800m, 1500m, 3000m, marathon) in the 2005 World Championships in Athletics.</text:p>
      <text:p text:style-name="P10"> </text:p>
      <text:p text:style-name="P9">Solve the problems (1) ~ (5) described in Exercise 2.9.</text:p>
      <text:p text:style-name="P8"><text:span text:style-name="T4">&lt; The problems are same as Exercise 2.9, and you don’t need to compare Exercise 2.9. &gt;</text:span></text:p>
      <text:p text:style-name="P8"><text:span text:style-name="T4"/></text:p>
      <text:p text:style-name="P8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odoni Bk BT Italic" svg:font-family="'Bodoni Bk BT Italic'"/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10:11:54.517057745</meta:creation-date>
    <dc:date>2022-05-07T10:16:17.562450124</dc:date>
    <meta:editing-duration>PT4M2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10" meta:word-count="83" meta:character-count="513" meta:non-whitespace-character-count="443"/>
  </office:meta>
</office:document-meta>
</file>